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8127" officeooo:paragraph-rsid="00138127"/>
    </style:style>
    <style:style style:name="P2" style:family="paragraph" style:parent-style-name="Standard">
      <style:paragraph-properties fo:text-align="start" style:justify-single-word="false"/>
      <style:text-properties officeooo:rsid="00139f1f" officeooo:paragraph-rsid="00139f1f"/>
    </style:style>
    <style:style style:name="P3" style:family="paragraph" style:parent-style-name="Standard">
      <style:paragraph-properties fo:text-align="start" style:justify-single-word="false"/>
      <style:text-properties officeooo:rsid="0014cbed" officeooo:paragraph-rsid="0014cbe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8127" officeooo:paragraph-rsid="00138127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9bdd" officeooo:paragraph-rsid="00169bdd"/>
    </style:style>
    <style:style style:name="P6" style:family="paragraph" style:parent-style-name="Standard">
      <style:paragraph-properties fo:text-align="start" style:justify-single-word="false"/>
      <style:text-properties officeooo:rsid="00169bdd" officeooo:paragraph-rsid="00169bdd"/>
    </style:style>
    <style:style style:name="P7" style:family="paragraph" style:parent-style-name="Standard">
      <style:paragraph-properties fo:text-align="start" style:justify-single-word="false"/>
      <style:text-properties officeooo:rsid="00186df6" officeooo:paragraph-rsid="00186df6"/>
    </style:style>
    <style:style style:name="P8" style:family="paragraph" style:parent-style-name="Standard">
      <style:paragraph-properties fo:text-align="start" style:justify-single-word="false"/>
      <style:text-properties officeooo:rsid="00186df6" officeooo:paragraph-rsid="001aa566"/>
    </style:style>
    <style:style style:name="P9" style:family="paragraph" style:parent-style-name="Standard">
      <style:paragraph-properties fo:text-align="start" style:justify-single-word="false"/>
      <style:text-properties officeooo:rsid="002065c1" officeooo:paragraph-rsid="002065c1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9c437" officeooo:paragraph-rsid="001aa56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d720" officeooo:paragraph-rsid="001dd72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3e83" officeooo:paragraph-rsid="001f3e83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13f19" officeooo:paragraph-rsid="00213f19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1b3e2" officeooo:paragraph-rsid="0021b3e2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572c6" officeooo:paragraph-rsid="002572c6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89086" officeooo:paragraph-rsid="00289086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b9e8a" officeooo:paragraph-rsid="002b9e8a"/>
    </style:style>
    <style:style style:name="T1" style:family="text">
      <style:text-properties officeooo:rsid="00139f1f"/>
    </style:style>
    <style:style style:name="T2" style:family="text">
      <style:text-properties officeooo:rsid="00192350"/>
    </style:style>
    <style:style style:name="T3" style:family="text">
      <style:text-properties officeooo:rsid="0019a2fd"/>
    </style:style>
    <style:style style:name="T4" style:family="text">
      <style:text-properties officeooo:rsid="0019c437"/>
    </style:style>
    <style:style style:name="T5" style:family="text">
      <style:text-properties fo:font-weight="bold" officeooo:rsid="0019c43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c437" style:font-weight-asian="normal" style:font-weight-complex="normal"/>
    </style:style>
    <style:style style:name="T8" style:family="text">
      <style:text-properties fo:font-weight="normal" officeooo:rsid="002066f1" style:font-weight-asian="normal" style:font-weight-complex="normal"/>
    </style:style>
    <style:style style:name="T9" style:family="text">
      <style:text-properties officeooo:rsid="00244787"/>
    </style:style>
    <style:style style:name="T10" style:family="text">
      <style:text-properties officeooo:rsid="002d5e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es</text:p>
      <text:p text:style-name="P1"/>
      <text:p text:style-name="P1">1- Como protege la constitución nacional los principios del derecho del trabajo?</text:p>
      <text:p text:style-name="P1">2- Enumere los principios protectores del derecho <text:span text:style-name="T1">del trabajo</text:span></text:p>
      <text:p text:style-name="P2">3- Que entiende por trabajo human<text:span text:style-name="T9">o</text:span>?</text:p>
      <text:p text:style-name="P2">4- Que es el fraude laboral?</text:p>
      <text:p text:style-name="P2">5- A que edad se esta permitido comenzara trabajar?</text:p>
      <text:p text:style-name="P2"/>
      <text:p text:style-name="P2"/>
      <text:list xml:id="list3396037333" text:style-name="L1">
        <text:list-item>
          <text:p text:style-name="P13">La constitución nacional protege los principios del derecho del trabajo mediante leyes, la mas importante es la ley 20.744. Esta ley protege a los trabajadores y les da derechos.<text:line-break/></text:p>
        </text:list-item>
        <text:list-item>
          <text:p text:style-name="P14">Los principios protectores del derecho laboral son:<text:line-break/>- Principio protector<text:line-break/>- Principio de irracionabilidad<text:line-break/>- Principio de la continuidad del contrato de trabajo<text:line-break/>- Principio de la primacía de la realidad<text:line-break/>- Principio de la buena fe<text:line-break/>- Principio de la gratuidad<text:line-break/>- Principio de igualdad de trato y no discriminación<text:line-break/></text:p>
        </text:list-item>
        <text:list-item>
          <text:p text:style-name="P15">Para el derecho el trabajo humano es toda actividad que realiza el hombre, con esfuerzo físico o intelectual, dentro de lo permitido por la ley, que sea creativa y productiva, a cambio de una remuneración.<text:line-break/></text:p>
        </text:list-item>
        <text:list-item>
          <text:p text:style-name="P16"><text:span text:style-name="T10">El fraude es toda figura laboral interpuesta entre prestador de trabajo y receptor para eludir la aplicación de la normativa señalada, burlando el objetivo legal de cuidar y mantener los derechos del trabajador, es decir, que es encubrir como otra cosa un contrato de trabajo. </text:span><text:line-break/></text:p>
        </text:list-item>
        <text:list-item>
          <text:p text:style-name="P17">Los mayores de 16 años pueden trabajar normalmente, esto es admitido desde 2010, sin embargo mayores de 14 y menores de 15, es decir, los jóvenes de 14 años, pueden trabajar en la compañía de su padre o tutor, pero no por mas de 3 horas diarias y 15 semanales.</text:p>
        </text:list-item>
      </text:list>
      <text:p text:style-name="P2"/>
      <text:p text:style-name="P3">Notas:</text:p>
      <text:p text:style-name="P3"/>
      <text:p text:style-name="P5">Constitución nacional</text:p>
      <text:p text:style-name="P6">Ley 20.744</text:p>
      <text:p text:style-name="P3"/>
      <text:p text:style-name="P6">Trabajo humano, articulo 21 ley 20.744</text:p>
      <text:p text:style-name="P7">Una persona física tiene que ser contratada, no puede ser una persona jurídica</text:p>
      <text:p text:style-name="P8">Articulo 14 bis de la constitución nacional reformas <text:span text:style-name="T2">y dignifica el derecho de trabajador, garantiza estabilidad al empleado publico, </text:span><text:span text:style-name="T3">empleado despedido debe ser indemnizado con algunas excepciones.</text:span></text:p>
      <text:p text:style-name="P8"><text:span text:style-name="T4">Indemnización varia por si esta en negro, gris o blanco y dependiendo de cuanto tiempo trabajo. En negro se paga </text:span><text:span text:style-name="T5">doble</text:span><text:span text:style-name="T7"> indemnización, en blanco se paga indemnización común.</text:span></text:p>
      <text:p text:style-name="P10"/>
      <text:p text:style-name="P11">Fraude laboral, encubrir con otra forma un contrato de trabajo. </text:p>
      <text:p text:style-name="P12">Los menores de edad pueden trabajar menos tiempo</text:p>
      <text:p text:style-name="P12"/>
      <text:p text:style-name="P9"><text:span text:style-name="T6">Car pincho esta muerto porque están atacando a alguien llamado </text:span><text:span text:style-name="T8">Máxim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9:19:31.790714626</meta:creation-date>
    <dc:date>2021-09-09T12:24:12.661831248</dc:date>
    <meta:editing-duration>PT4H17M29S</meta:editing-duration>
    <meta:editing-cycles>21</meta:editing-cycles>
    <meta:generator>LibreOffice/7.1.5.2$Linux_X86_64 LibreOffice_project/10$Build-2</meta:generator>
    <meta:document-statistic meta:table-count="0" meta:image-count="0" meta:object-count="0" meta:page-count="1" meta:paragraph-count="21" meta:word-count="366" meta:character-count="2214" meta:non-whitespace-character-count="1868"/>
  </office:meta>
</office:document-meta>
</file>